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idgap</text:p>
          </table:table-cell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office:value-type="float" office:value="761.2395" calcext:value-type="float">
            <text:p>761.23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.44543" calcext:value-type="float">
            <text:p>778.44543</text:p>
          </table:table-cell>
          <table:table-cell office:value-type="float" office:value="16.200001" calcext:value-type="float">
            <text:p>16.200001</text:p>
          </table:table-cell>
        </table:table-row>
        <table:table-row table:style-name="ro1">
          <table:table-cell office:value-type="float" office:value="795.87903" calcext:value-type="float">
            <text:p>795.8790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813.76898" calcext:value-type="float">
            <text:p>813.76898</text:p>
          </table:table-cell>
          <table:table-cell office:value-type="float" office:value="16.601" calcext:value-type="float">
            <text:p>16.601</text:p>
          </table:table-cell>
        </table:table-row>
        <table:table-row table:style-name="ro1">
          <table:table-cell office:value-type="float" office:value="831.87775" calcext:value-type="float">
            <text:p>831.87775</text:p>
          </table:table-cell>
          <table:table-cell office:value-type="float" office:value="16.799" calcext:value-type="float">
            <text:p>16.799</text:p>
          </table:table-cell>
        </table:table-row>
        <table:table-row table:style-name="ro1">
          <table:table-cell office:value-type="float" office:value="850.48993" calcext:value-type="float">
            <text:p>850.489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9.28516" calcext:value-type="float">
            <text:p>869.28516</text:p>
          </table:table-cell>
          <table:table-cell office:value-type="float" office:value="17.200001" calcext:value-type="float">
            <text:p>17.200001</text:p>
          </table:table-cell>
        </table:table-row>
        <table:table-row table:style-name="ro1">
          <table:table-cell office:value-type="float" office:value="888.3205" calcext:value-type="float">
            <text:p>888.320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907.94708" calcext:value-type="float">
            <text:p>907.94708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927.73157" calcext:value-type="float">
            <text:p>927.73157</text:p>
          </table:table-cell>
          <table:table-cell office:value-type="float" office:value="17.799999" calcext:value-type="float">
            <text:p>17.799999</text:p>
          </table:table-cell>
        </table:table-row>
        <table:table-row table:style-name="ro1">
          <table:table-cell office:value-type="float" office:value="947.88684" calcext:value-type="float">
            <text:p>947.886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8.43066" calcext:value-type="float">
            <text:p>968.43066</text:p>
          </table:table-cell>
          <table:table-cell office:value-type="float" office:value="18.200001" calcext:value-type="float">
            <text:p>18.200001</text:p>
          </table:table-cell>
        </table:table-row>
        <table:table-row table:style-name="ro1">
          <table:table-cell office:value-type="float" office:value="989.38342" calcext:value-type="float">
            <text:p>989.38342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010.5939" calcext:value-type="float">
            <text:p>1010.593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1032.1307" calcext:value-type="float">
            <text:p>1032.1307</text:p>
          </table:table-cell>
          <table:table-cell office:value-type="float" office:value="18.799999" calcext:value-type="float">
            <text:p>18.799999</text:p>
          </table:table-cell>
        </table:table-row>
        <table:table-row table:style-name="ro1">
          <table:table-cell office:value-type="float" office:value="1054.0454" calcext:value-type="float">
            <text:p>1054.04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6.3555" calcext:value-type="float">
            <text:p>1076.3555</text:p>
          </table:table-cell>
          <table:table-cell office:value-type="float" office:value="19.200001" calcext:value-type="float">
            <text:p>19.200001</text:p>
          </table:table-cell>
        </table:table-row>
        <table:table-row table:style-name="ro1">
          <table:table-cell office:value-type="float" office:value="1099.05" calcext:value-type="float">
            <text:p>1099.0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122.1062" calcext:value-type="float">
            <text:p>1122.1062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145.3452" calcext:value-type="float">
            <text:p>1145.3452</text:p>
          </table:table-cell>
          <table:table-cell office:value-type="float" office:value="19.799999" calcext:value-type="float">
            <text:p>19.799999</text:p>
          </table:table-cell>
        </table:table-row>
        <table:table-row table:style-name="ro1">
          <table:table-cell office:value-type="float" office:value="1168.9476" calcext:value-type="float">
            <text:p>1168.94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2.9547" calcext:value-type="float">
            <text:p>1192.9547</text:p>
          </table:table-cell>
          <table:table-cell office:value-type="float" office:value="20.200001" calcext:value-type="float">
            <text:p>20.200001</text:p>
          </table:table-cell>
        </table:table-row>
        <table:table-row table:style-name="ro1">
          <table:table-cell office:value-type="float" office:value="1217.5447" calcext:value-type="float">
            <text:p>1217.5447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242.1825" calcext:value-type="float">
            <text:p>1242.1825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266.8938" calcext:value-type="float">
            <text:p>1266.8938</text:p>
          </table:table-cell>
          <table:table-cell office:value-type="float" office:value="20.799999" calcext:value-type="float">
            <text:p>20.799999</text:p>
          </table:table-cell>
        </table:table-row>
        <table:table-row table:style-name="ro1">
          <table:table-cell office:value-type="float" office:value="1292.3821" calcext:value-type="float">
            <text:p>1292.38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18.1345" calcext:value-type="float">
            <text:p>1318.1345</text:p>
          </table:table-cell>
          <table:table-cell office:value-type="float" office:value="21.200001" calcext:value-type="float">
            <text:p>21.200001</text:p>
          </table:table-cell>
        </table:table-row>
        <table:table-row table:style-name="ro1">
          <table:table-cell office:value-type="float" office:value="1344.2057" calcext:value-type="float">
            <text:p>1344.2057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1370.5497" calcext:value-type="float">
            <text:p>1370.549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397.0331" calcext:value-type="float">
            <text:p>1397.0331</text:p>
          </table:table-cell>
          <table:table-cell office:value-type="float" office:value="21.799999" calcext:value-type="float">
            <text:p>21.799999</text:p>
          </table:table-cell>
        </table:table-row>
        <table:table-row table:style-name="ro1">
          <table:table-cell office:value-type="float" office:value="1424.1954" calcext:value-type="float">
            <text:p>1424.1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1.5089" calcext:value-type="float">
            <text:p>1451.5089</text:p>
          </table:table-cell>
          <table:table-cell office:value-type="float" office:value="22.200001" calcext:value-type="float">
            <text:p>22.200001</text:p>
          </table:table-cell>
        </table:table-row>
        <table:table-row table:style-name="ro1">
          <table:table-cell office:value-type="float" office:value="1479.3312" calcext:value-type="float">
            <text:p>1479.3312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1507.2853" calcext:value-type="float">
            <text:p>1507.2853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1535.4291" calcext:value-type="float">
            <text:p>1535.4291</text:p>
          </table:table-cell>
          <table:table-cell office:value-type="float" office:value="22.799999" calcext:value-type="float">
            <text:p>22.799999</text:p>
          </table:table-cell>
        </table:table-row>
        <table:table-row table:style-name="ro1">
          <table:table-cell office:value-type="float" office:value="1564.2372" calcext:value-type="float">
            <text:p>1564.23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3.1112" calcext:value-type="float">
            <text:p>1593.1112</text:p>
          </table:table-cell>
          <table:table-cell office:value-type="float" office:value="23.200001" calcext:value-type="float">
            <text:p>23.200001</text:p>
          </table:table-cell>
        </table:table-row>
        <table:table-row table:style-name="ro1">
          <table:table-cell office:value-type="float" office:value="1622.4849" calcext:value-type="float">
            <text:p>1622.484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1651.7964" calcext:value-type="float">
            <text:p>1651.796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681.5234" calcext:value-type="float">
            <text:p>1681.5234</text:p>
          </table:table-cell>
          <table:table-cell office:value-type="float" office:value="23.799999" calcext:value-type="float">
            <text:p>23.799999</text:p>
          </table:table-cell>
        </table:table-row>
        <table:table-row table:style-name="ro1">
          <table:table-cell office:value-type="float" office:value="1711.5376" calcext:value-type="float">
            <text:p>1711.53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41.621" calcext:value-type="float">
            <text:p>1741.621</text:p>
          </table:table-cell>
          <table:table-cell office:value-type="float" office:value="24.200001" calcext:value-type="float">
            <text:p>24.200001</text:p>
          </table:table-cell>
        </table:table-row>
        <table:table-row table:style-name="ro1">
          <table:table-cell office:value-type="float" office:value="1772.5446" calcext:value-type="float">
            <text:p>1772.544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803.212" calcext:value-type="float">
            <text:p>1803.212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834.6227" calcext:value-type="float">
            <text:p>1834.6227</text:p>
          </table:table-cell>
          <table:table-cell office:value-type="float" office:value="24.799999" calcext:value-type="float">
            <text:p>24.799999</text:p>
          </table:table-cell>
        </table:table-row>
        <table:table-row table:style-name="ro1">
          <table:table-cell office:value-type="float" office:value="1866.1548" calcext:value-type="float">
            <text:p>1866.15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7.2924" calcext:value-type="float">
            <text:p>1897.2924</text:p>
          </table:table-cell>
          <table:table-cell office:value-type="float" office:value="25.200001" calcext:value-type="float">
            <text:p>25.200001</text:p>
          </table:table-cell>
        </table:table-row>
        <table:table-row table:style-name="ro1">
          <table:table-cell office:value-type="float" office:value="1928.8895" calcext:value-type="float">
            <text:p>1928.8895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1960.9606" calcext:value-type="float">
            <text:p>1960.9606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992.9429" calcext:value-type="float">
            <text:p>1992.9429</text:p>
          </table:table-cell>
          <table:table-cell office:value-type="float" office:value="25.799999" calcext:value-type="float">
            <text:p>25.799999</text:p>
          </table:table-cell>
        </table:table-row>
        <table:table-row table:style-name="ro1">
          <table:table-cell office:value-type="float" office:value="2025.4353" calcext:value-type="float">
            <text:p>2025.43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57.6101" calcext:value-type="float">
            <text:p>2057.6101</text:p>
          </table:table-cell>
          <table:table-cell office:value-type="float" office:value="26.200001" calcext:value-type="float">
            <text:p>26.200001</text:p>
          </table:table-cell>
        </table:table-row>
        <table:table-row table:style-name="ro1">
          <table:table-cell office:value-type="float" office:value="2089.8125" calcext:value-type="float">
            <text:p>2089.8125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121.2485" calcext:value-type="float">
            <text:p>2121.2485</text:p>
          </table:table-cell>
          <table:table-cell office:value-type="float" office:value="26.6" calcext:value-type="float">
            <text:p>2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1:59:44.747349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 </meta:initial-creator>
    <meta:creation-date>2018-04-16T15:05:05.889564357</meta:creation-date>
    <dc:date>2018-04-17T11:59:55.113017309</dc:date>
    <dc:creator>Yuan </dc:creator>
    <meta:editing-duration>PT15M41S</meta:editing-duration>
    <meta:editing-cycles>5</meta:editing-cycles>
    <meta:generator>LibreOffice/4.3.7.2$Linux_X86_64 LibreOffice_project/430$Build-2</meta:generator>
    <meta:document-statistic meta:table-count="1" meta:cell-count="112" meta:object-count="0"/>
  </office:meta>
</office:document-meta>
</file>